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ute" table:style-name="ta1">
        <table:shapes>
          <draw:frame draw:z-index="0" draw:style-name="gr1" draw:text-style-name="P1" svg:width="453.51pt" svg:height="255.09pt" svg:x="541.67pt" svg:y="17.89pt">
            <loext:p draw:notify-on-update-of-ranges="route.A1:route.A10 route.B1:route.B10 route.F13:route.F32 route.E13:route.E32 route.D13:route.D32 route.C13:route.C32 route.B13:route.B22 route.A13:route.A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368003.068683343" calcext:value-type="float">
            <text:p>368003.068683343</text:p>
          </table:table-cell>
          <table:table-cell office:value-type="float" office:value="3955750.01875412" calcext:value-type="float">
            <text:p>3955750.01875412</text:p>
          </table:table-cell>
          <table:table-cell table:number-columns-repeated="4"/>
        </table:table-row>
        <table:table-row table:style-name="ro1">
          <table:table-cell office:value-type="float" office:value="368003.154199262" calcext:value-type="float">
            <text:p>368003.154199262</text:p>
          </table:table-cell>
          <table:table-cell office:value-type="float" office:value="3955746.13412098" calcext:value-type="float">
            <text:p>3955746.13412098</text:p>
          </table:table-cell>
          <table:table-cell table:number-columns-repeated="4"/>
        </table:table-row>
        <table:table-row table:style-name="ro1">
          <table:table-cell office:value-type="float" office:value="368002.754296149" calcext:value-type="float">
            <text:p>368002.754296149</text:p>
          </table:table-cell>
          <table:table-cell office:value-type="float" office:value="3955746.12531755" calcext:value-type="float">
            <text:p>3955746.12531755</text:p>
          </table:table-cell>
          <table:table-cell table:number-columns-repeated="4"/>
        </table:table-row>
        <table:table-row table:style-name="ro1">
          <table:table-cell office:value-type="float" office:value="368002.66878023" calcext:value-type="float">
            <text:p>368002.66878023</text:p>
          </table:table-cell>
          <table:table-cell office:value-type="float" office:value="3955750.00995069" calcext:value-type="float">
            <text:p>3955750.00995069</text:p>
          </table:table-cell>
          <table:table-cell table:number-columns-repeated="4"/>
        </table:table-row>
        <table:table-row table:style-name="ro1">
          <table:table-cell office:value-type="float" office:value="368002.268877118" calcext:value-type="float">
            <text:p>368002.268877118</text:p>
          </table:table-cell>
          <table:table-cell office:value-type="float" office:value="3955750.00114726" calcext:value-type="float">
            <text:p>3955750.00114726</text:p>
          </table:table-cell>
          <table:table-cell table:number-columns-repeated="4"/>
        </table:table-row>
        <table:table-row table:style-name="ro1">
          <table:table-cell office:value-type="float" office:value="368002.354393037" calcext:value-type="float">
            <text:p>368002.354393037</text:p>
          </table:table-cell>
          <table:table-cell office:value-type="float" office:value="3955746.11651413" calcext:value-type="float">
            <text:p>3955746.11651413</text:p>
          </table:table-cell>
          <table:table-cell table:number-columns-repeated="4"/>
        </table:table-row>
        <table:table-row table:style-name="ro1">
          <table:table-cell office:value-type="float" office:value="368001.954489924" calcext:value-type="float">
            <text:p>368001.954489924</text:p>
          </table:table-cell>
          <table:table-cell office:value-type="float" office:value="3955746.1077107" calcext:value-type="float">
            <text:p>3955746.1077107</text:p>
          </table:table-cell>
          <table:table-cell table:number-columns-repeated="4"/>
        </table:table-row>
        <table:table-row table:style-name="ro1">
          <table:table-cell office:value-type="float" office:value="368001.868974005" calcext:value-type="float">
            <text:p>368001.868974005</text:p>
          </table:table-cell>
          <table:table-cell office:value-type="float" office:value="3955749.99234384" calcext:value-type="float">
            <text:p>3955749.99234384</text:p>
          </table:table-cell>
          <table:table-cell table:number-columns-repeated="4"/>
        </table:table-row>
        <table:table-row table:style-name="ro1">
          <table:table-cell office:value-type="float" office:value="368001.469070892" calcext:value-type="float">
            <text:p>368001.469070892</text:p>
          </table:table-cell>
          <table:table-cell office:value-type="float" office:value="3955749.98354041" calcext:value-type="float">
            <text:p>3955749.98354041</text:p>
          </table:table-cell>
          <table:table-cell table:number-columns-repeated="4"/>
        </table:table-row>
        <table:table-row table:style-name="ro1">
          <table:table-cell office:value-type="float" office:value="368001.554586811" calcext:value-type="float">
            <text:p>368001.554586811</text:p>
          </table:table-cell>
          <table:table-cell office:value-type="float" office:value="3955746.09890727" calcext:value-type="float">
            <text:p>3955746.098907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q1</text:p>
          </table:table-cell>
          <table:table-cell/>
          <table:table-cell office:value-type="string" calcext:value-type="string">
            <text:p>seq2</text:p>
          </table:table-cell>
          <table:table-cell/>
          <table:table-cell office:value-type="string" calcext:value-type="string">
            <text:p>seq3</text:p>
          </table:table-cell>
          <table:table-cell/>
        </table:table-row>
        <table:table-row table:style-name="ro1">
          <table:table-cell office:value-type="float" office:value="368003.068693" calcext:value-type="float">
            <text:p>368003.068693</text:p>
          </table:table-cell>
          <table:table-cell office:value-type="float" office:value="3955750.01875" calcext:value-type="float">
            <text:p>3955750.01875</text:p>
          </table:table-cell>
          <table:table-cell office:value-type="float" office:value="368003.154199" calcext:value-type="float">
            <text:p>368003.154199</text:p>
          </table:table-cell>
          <table:table-cell office:value-type="float" office:value="3955746.13428" calcext:value-type="float">
            <text:p>3955746.13428</text:p>
          </table:table-cell>
          <table:table-cell office:value-type="float" office:value="368002.754313" calcext:value-type="float">
            <text:p>368002.754313</text:p>
          </table:table-cell>
          <table:table-cell office:value-type="float" office:value="3955746.12532" calcext:value-type="float">
            <text:p>3955746.12532</text:p>
          </table:table-cell>
        </table:table-row>
        <table:table-row table:style-name="ro1">
          <table:table-cell office:value-type="float" office:value="368003.069177" calcext:value-type="float">
            <text:p>368003.069177</text:p>
          </table:table-cell>
          <table:table-cell office:value-type="float" office:value="3955749.99674" calcext:value-type="float">
            <text:p>3955749.99674</text:p>
          </table:table-cell>
          <table:table-cell office:value-type="float" office:value="368003.132185" calcext:value-type="float">
            <text:p>368003.132185</text:p>
          </table:table-cell>
          <table:table-cell office:value-type="float" office:value="3955746.13379" calcext:value-type="float">
            <text:p>3955746.13379</text:p>
          </table:table-cell>
          <table:table-cell office:value-type="float" office:value="368002.753829" calcext:value-type="float">
            <text:p>368002.753829</text:p>
          </table:table-cell>
          <table:table-cell office:value-type="float" office:value="3955746.14733" calcext:value-type="float">
            <text:p>3955746.14733</text:p>
          </table:table-cell>
        </table:table-row>
        <table:table-row table:style-name="ro1">
          <table:table-cell office:value-type="float" office:value="368003.069662" calcext:value-type="float">
            <text:p>368003.069662</text:p>
          </table:table-cell>
          <table:table-cell office:value-type="float" office:value="3955749.97473" calcext:value-type="float">
            <text:p>3955749.97473</text:p>
          </table:table-cell>
          <table:table-cell office:value-type="float" office:value="368003.110171" calcext:value-type="float">
            <text:p>368003.110171</text:p>
          </table:table-cell>
          <table:table-cell office:value-type="float" office:value="3955746.13331" calcext:value-type="float">
            <text:p>3955746.13331</text:p>
          </table:table-cell>
          <table:table-cell office:value-type="float" office:value="368002.753344" calcext:value-type="float">
            <text:p>368002.753344</text:p>
          </table:table-cell>
          <table:table-cell office:value-type="float" office:value="3955746.16935" calcext:value-type="float">
            <text:p>3955746.16935</text:p>
          </table:table-cell>
        </table:table-row>
        <table:table-row table:style-name="ro1">
          <table:table-cell office:value-type="float" office:value="368003.070146" calcext:value-type="float">
            <text:p>368003.070146</text:p>
          </table:table-cell>
          <table:table-cell office:value-type="float" office:value="3955749.95271" calcext:value-type="float">
            <text:p>3955749.95271</text:p>
          </table:table-cell>
          <table:table-cell office:value-type="float" office:value="368003.088158" calcext:value-type="float">
            <text:p>368003.088158</text:p>
          </table:table-cell>
          <table:table-cell office:value-type="float" office:value="3955746.13282" calcext:value-type="float">
            <text:p>3955746.13282</text:p>
          </table:table-cell>
          <table:table-cell office:value-type="float" office:value="368002.752859" calcext:value-type="float">
            <text:p>368002.752859</text:p>
          </table:table-cell>
          <table:table-cell office:value-type="float" office:value="3955746.19136" calcext:value-type="float">
            <text:p>3955746.19136</text:p>
          </table:table-cell>
        </table:table-row>
        <table:table-row table:style-name="ro1">
          <table:table-cell office:value-type="float" office:value="368003.070631" calcext:value-type="float">
            <text:p>368003.070631</text:p>
          </table:table-cell>
          <table:table-cell office:value-type="float" office:value="3955749.9307" calcext:value-type="float">
            <text:p>3955749.9307</text:p>
          </table:table-cell>
          <table:table-cell office:value-type="float" office:value="368003.066144" calcext:value-type="float">
            <text:p>368003.066144</text:p>
          </table:table-cell>
          <table:table-cell office:value-type="float" office:value="3955746.13234" calcext:value-type="float">
            <text:p>3955746.13234</text:p>
          </table:table-cell>
          <table:table-cell office:value-type="float" office:value="368002.752375" calcext:value-type="float">
            <text:p>368002.752375</text:p>
          </table:table-cell>
          <table:table-cell office:value-type="float" office:value="3955746.21337" calcext:value-type="float">
            <text:p>3955746.21337</text:p>
          </table:table-cell>
        </table:table-row>
        <table:table-row table:style-name="ro1">
          <table:table-cell office:value-type="float" office:value="368003.071116" calcext:value-type="float">
            <text:p>368003.071116</text:p>
          </table:table-cell>
          <table:table-cell office:value-type="float" office:value="3955749.90868" calcext:value-type="float">
            <text:p>3955749.90868</text:p>
          </table:table-cell>
          <table:table-cell office:value-type="float" office:value="368003.04413" calcext:value-type="float">
            <text:p>368003.04413</text:p>
          </table:table-cell>
          <table:table-cell office:value-type="float" office:value="3955746.13185" calcext:value-type="float">
            <text:p>3955746.13185</text:p>
          </table:table-cell>
          <table:table-cell office:value-type="float" office:value="368002.75189" calcext:value-type="float">
            <text:p>368002.75189</text:p>
          </table:table-cell>
          <table:table-cell office:value-type="float" office:value="3955746.23539" calcext:value-type="float">
            <text:p>3955746.23539</text:p>
          </table:table-cell>
        </table:table-row>
        <table:table-row table:style-name="ro1">
          <table:table-cell office:value-type="float" office:value="368003.0716" calcext:value-type="float">
            <text:p>368003.0716</text:p>
          </table:table-cell>
          <table:table-cell office:value-type="float" office:value="3955749.88667" calcext:value-type="float">
            <text:p>3955749.88667</text:p>
          </table:table-cell>
          <table:table-cell office:value-type="float" office:value="368003.022116" calcext:value-type="float">
            <text:p>368003.022116</text:p>
          </table:table-cell>
          <table:table-cell office:value-type="float" office:value="3955746.13137" calcext:value-type="float">
            <text:p>3955746.13137</text:p>
          </table:table-cell>
          <table:table-cell office:value-type="float" office:value="368002.751405" calcext:value-type="float">
            <text:p>368002.751405</text:p>
          </table:table-cell>
          <table:table-cell office:value-type="float" office:value="3955746.2574" calcext:value-type="float">
            <text:p>3955746.2574</text:p>
          </table:table-cell>
        </table:table-row>
        <table:table-row table:style-name="ro1">
          <table:table-cell office:value-type="float" office:value="368003.072085" calcext:value-type="float">
            <text:p>368003.072085</text:p>
          </table:table-cell>
          <table:table-cell office:value-type="float" office:value="3955749.86466" calcext:value-type="float">
            <text:p>3955749.86466</text:p>
          </table:table-cell>
          <table:table-cell office:value-type="float" office:value="368003.000102" calcext:value-type="float">
            <text:p>368003.000102</text:p>
          </table:table-cell>
          <table:table-cell office:value-type="float" office:value="3955746.13089" calcext:value-type="float">
            <text:p>3955746.13089</text:p>
          </table:table-cell>
          <table:table-cell office:value-type="float" office:value="368002.750921" calcext:value-type="float">
            <text:p>368002.750921</text:p>
          </table:table-cell>
          <table:table-cell office:value-type="float" office:value="3955746.27941" calcext:value-type="float">
            <text:p>3955746.27941</text:p>
          </table:table-cell>
        </table:table-row>
        <table:table-row table:style-name="ro1">
          <table:table-cell office:value-type="float" office:value="368003.072569" calcext:value-type="float">
            <text:p>368003.072569</text:p>
          </table:table-cell>
          <table:table-cell office:value-type="float" office:value="3955749.84264" calcext:value-type="float">
            <text:p>3955749.84264</text:p>
          </table:table-cell>
          <table:table-cell office:value-type="float" office:value="368002.978088" calcext:value-type="float">
            <text:p>368002.978088</text:p>
          </table:table-cell>
          <table:table-cell office:value-type="float" office:value="3955746.1304" calcext:value-type="float">
            <text:p>3955746.1304</text:p>
          </table:table-cell>
          <table:table-cell office:value-type="float" office:value="368002.750436" calcext:value-type="float">
            <text:p>368002.750436</text:p>
          </table:table-cell>
          <table:table-cell office:value-type="float" office:value="3955746.30143" calcext:value-type="float">
            <text:p>3955746.30143</text:p>
          </table:table-cell>
        </table:table-row>
        <table:table-row table:style-name="ro1">
          <table:table-cell office:value-type="float" office:value="368003.073054" calcext:value-type="float">
            <text:p>368003.073054</text:p>
          </table:table-cell>
          <table:table-cell office:value-type="float" office:value="3955749.82063" calcext:value-type="float">
            <text:p>3955749.82063</text:p>
          </table:table-cell>
          <table:table-cell office:value-type="float" office:value="368002.956074" calcext:value-type="float">
            <text:p>368002.956074</text:p>
          </table:table-cell>
          <table:table-cell office:value-type="float" office:value="3955746.12992" calcext:value-type="float">
            <text:p>3955746.12992</text:p>
          </table:table-cell>
          <table:table-cell office:value-type="float" office:value="368002.749952" calcext:value-type="float">
            <text:p>368002.749952</text:p>
          </table:table-cell>
          <table:table-cell office:value-type="float" office:value="3955746.32344" calcext:value-type="float">
            <text:p>3955746.32344</text:p>
          </table:table-cell>
        </table:table-row>
        <table:table-row table:style-name="ro1">
          <table:table-cell office:value-type="float" office:value="368003.073539" calcext:value-type="float">
            <text:p>368003.073539</text:p>
          </table:table-cell>
          <table:table-cell office:value-type="float" office:value="3955749.79862" calcext:value-type="float">
            <text:p>3955749.79862</text:p>
          </table:table-cell>
          <table:table-cell office:value-type="float" office:value="368002.93406" calcext:value-type="float">
            <text:p>368002.93406</text:p>
          </table:table-cell>
          <table:table-cell office:value-type="float" office:value="3955746.12943" calcext:value-type="float">
            <text:p>3955746.12943</text:p>
          </table:table-cell>
          <table:table-cell office:value-type="float" office:value="368002.749467" calcext:value-type="float">
            <text:p>368002.749467</text:p>
          </table:table-cell>
          <table:table-cell office:value-type="float" office:value="3955746.34546" calcext:value-type="float">
            <text:p>3955746.34546</text:p>
          </table:table-cell>
        </table:table-row>
        <table:table-row table:style-name="ro1">
          <table:table-cell office:value-type="float" office:value="368003.074023" calcext:value-type="float">
            <text:p>368003.074023</text:p>
          </table:table-cell>
          <table:table-cell office:value-type="float" office:value="3955749.7766" calcext:value-type="float">
            <text:p>3955749.7766</text:p>
          </table:table-cell>
          <table:table-cell office:value-type="float" office:value="368002.912046" calcext:value-type="float">
            <text:p>368002.912046</text:p>
          </table:table-cell>
          <table:table-cell office:value-type="float" office:value="3955746.12895" calcext:value-type="float">
            <text:p>3955746.12895</text:p>
          </table:table-cell>
          <table:table-cell office:value-type="float" office:value="368002.748982" calcext:value-type="float">
            <text:p>368002.748982</text:p>
          </table:table-cell>
          <table:table-cell office:value-type="float" office:value="3955746.36747" calcext:value-type="float">
            <text:p>3955746.36747</text:p>
          </table:table-cell>
        </table:table-row>
        <table:table-row table:style-name="ro1">
          <table:table-cell office:value-type="float" office:value="368003.074508" calcext:value-type="float">
            <text:p>368003.074508</text:p>
          </table:table-cell>
          <table:table-cell office:value-type="float" office:value="3955749.75459" calcext:value-type="float">
            <text:p>3955749.75459</text:p>
          </table:table-cell>
          <table:table-cell office:value-type="float" office:value="368002.890032" calcext:value-type="float">
            <text:p>368002.890032</text:p>
          </table:table-cell>
          <table:table-cell office:value-type="float" office:value="3955746.12846" calcext:value-type="float">
            <text:p>3955746.12846</text:p>
          </table:table-cell>
          <table:table-cell office:value-type="float" office:value="368002.748498" calcext:value-type="float">
            <text:p>368002.748498</text:p>
          </table:table-cell>
          <table:table-cell office:value-type="float" office:value="3955746.38948" calcext:value-type="float">
            <text:p>3955746.38948</text:p>
          </table:table-cell>
        </table:table-row>
        <table:table-row table:style-name="ro1">
          <table:table-cell office:value-type="float" office:value="368003.074992" calcext:value-type="float">
            <text:p>368003.074992</text:p>
          </table:table-cell>
          <table:table-cell office:value-type="float" office:value="3955749.73257" calcext:value-type="float">
            <text:p>3955749.73257</text:p>
          </table:table-cell>
          <table:table-cell office:value-type="float" office:value="368002.868019" calcext:value-type="float">
            <text:p>368002.868019</text:p>
          </table:table-cell>
          <table:table-cell office:value-type="float" office:value="3955746.12798" calcext:value-type="float">
            <text:p>3955746.12798</text:p>
          </table:table-cell>
          <table:table-cell office:value-type="float" office:value="368002.748013" calcext:value-type="float">
            <text:p>368002.748013</text:p>
          </table:table-cell>
          <table:table-cell office:value-type="float" office:value="3955746.4115" calcext:value-type="float">
            <text:p>3955746.4115</text:p>
          </table:table-cell>
        </table:table-row>
        <table:table-row table:style-name="ro1">
          <table:table-cell office:value-type="float" office:value="368003.075477" calcext:value-type="float">
            <text:p>368003.075477</text:p>
          </table:table-cell>
          <table:table-cell office:value-type="float" office:value="3955749.71056" calcext:value-type="float">
            <text:p>3955749.71056</text:p>
          </table:table-cell>
          <table:table-cell office:value-type="float" office:value="368002.846005" calcext:value-type="float">
            <text:p>368002.846005</text:p>
          </table:table-cell>
          <table:table-cell office:value-type="float" office:value="3955746.12749" calcext:value-type="float">
            <text:p>3955746.12749</text:p>
          </table:table-cell>
          <table:table-cell office:value-type="float" office:value="368002.747529" calcext:value-type="float">
            <text:p>368002.747529</text:p>
          </table:table-cell>
          <table:table-cell office:value-type="float" office:value="3955746.43351" calcext:value-type="float">
            <text:p>3955746.43351</text:p>
          </table:table-cell>
        </table:table-row>
        <table:table-row table:style-name="ro1">
          <table:table-cell office:value-type="float" office:value="368003.075962" calcext:value-type="float">
            <text:p>368003.075962</text:p>
          </table:table-cell>
          <table:table-cell office:value-type="float" office:value="3955749.68855" calcext:value-type="float">
            <text:p>3955749.68855</text:p>
          </table:table-cell>
          <table:table-cell office:value-type="float" office:value="368002.823991" calcext:value-type="float">
            <text:p>368002.823991</text:p>
          </table:table-cell>
          <table:table-cell office:value-type="float" office:value="3955746.12701" calcext:value-type="float">
            <text:p>3955746.12701</text:p>
          </table:table-cell>
          <table:table-cell office:value-type="float" office:value="368002.747044" calcext:value-type="float">
            <text:p>368002.747044</text:p>
          </table:table-cell>
          <table:table-cell office:value-type="float" office:value="3955746.45553" calcext:value-type="float">
            <text:p>3955746.45553</text:p>
          </table:table-cell>
        </table:table-row>
        <table:table-row table:style-name="ro1">
          <table:table-cell office:value-type="float" office:value="368003.076446" calcext:value-type="float">
            <text:p>368003.076446</text:p>
          </table:table-cell>
          <table:table-cell office:value-type="float" office:value="3955749.66653" calcext:value-type="float">
            <text:p>3955749.66653</text:p>
          </table:table-cell>
          <table:table-cell office:value-type="float" office:value="368002.801977" calcext:value-type="float">
            <text:p>368002.801977</text:p>
          </table:table-cell>
          <table:table-cell office:value-type="float" office:value="3955746.12652" calcext:value-type="float">
            <text:p>3955746.12652</text:p>
          </table:table-cell>
          <table:table-cell office:value-type="float" office:value="368002.746559" calcext:value-type="float">
            <text:p>368002.746559</text:p>
          </table:table-cell>
          <table:table-cell office:value-type="float" office:value="3955746.47754" calcext:value-type="float">
            <text:p>3955746.47754</text:p>
          </table:table-cell>
        </table:table-row>
        <table:table-row table:style-name="ro1">
          <table:table-cell office:value-type="float" office:value="368003.076931" calcext:value-type="float">
            <text:p>368003.076931</text:p>
          </table:table-cell>
          <table:table-cell office:value-type="float" office:value="3955749.64452" calcext:value-type="float">
            <text:p>3955749.64452</text:p>
          </table:table-cell>
          <table:table-cell office:value-type="float" office:value="368002.779963" calcext:value-type="float">
            <text:p>368002.779963</text:p>
          </table:table-cell>
          <table:table-cell office:value-type="float" office:value="3955746.12604" calcext:value-type="float">
            <text:p>3955746.12604</text:p>
          </table:table-cell>
          <table:table-cell office:value-type="float" office:value="368002.746075" calcext:value-type="float">
            <text:p>368002.746075</text:p>
          </table:table-cell>
          <table:table-cell office:value-type="float" office:value="3955746.49955" calcext:value-type="float">
            <text:p>3955746.49955</text:p>
          </table:table-cell>
        </table:table-row>
        <table:table-row table:style-name="ro1">
          <table:table-cell office:value-type="float" office:value="368003.077416" calcext:value-type="float">
            <text:p>368003.077416</text:p>
          </table:table-cell>
          <table:table-cell office:value-type="float" office:value="3955749.6225" calcext:value-type="float">
            <text:p>3955749.6225</text:p>
          </table:table-cell>
          <table:table-cell office:value-type="float" office:value="368002.757949" calcext:value-type="float">
            <text:p>368002.757949</text:p>
          </table:table-cell>
          <table:table-cell office:value-type="float" office:value="3955746.12555" calcext:value-type="float">
            <text:p>3955746.12555</text:p>
          </table:table-cell>
          <table:table-cell office:value-type="float" office:value="368002.74559" calcext:value-type="float">
            <text:p>368002.74559</text:p>
          </table:table-cell>
          <table:table-cell office:value-type="float" office:value="3955746.52157" calcext:value-type="float">
            <text:p>3955746.52157</text:p>
          </table:table-cell>
        </table:table-row>
        <table:table-row table:style-name="ro1">
          <table:table-cell office:value-type="float" office:value="368003.0779" calcext:value-type="float">
            <text:p>368003.0779</text:p>
          </table:table-cell>
          <table:table-cell office:value-type="float" office:value="3955749.60049" calcext:value-type="float">
            <text:p>3955749.60049</text:p>
          </table:table-cell>
          <table:table-cell office:value-type="float" office:value="368002.735935" calcext:value-type="float">
            <text:p>368002.735935</text:p>
          </table:table-cell>
          <table:table-cell office:value-type="float" office:value="3955746.12507" calcext:value-type="float">
            <text:p>3955746.12507</text:p>
          </table:table-cell>
          <table:table-cell office:value-type="float" office:value="368002.745106" calcext:value-type="float">
            <text:p>368002.745106</text:p>
          </table:table-cell>
          <table:table-cell office:value-type="float" office:value="3955746.54358" calcext:value-type="float">
            <text:p>3955746.54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1:35:06.391232429</dc:date>
    <meta:editing-duration>PT9M31S</meta:editing-duration>
    <meta:editing-cycles>1</meta:editing-cycles>
    <meta:document-statistic meta:table-count="1" meta:cell-count="14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454cm" style:legend-expansion="high" chart:style-name="ch2"/>
        <chart:plot-area chart:style-name="ch3" table:cell-range-address="route.A1:route.B10 route.F13:route.F32 route.D13:route.D32 route.B13:route.B22" chart:data-source-has-labels="row" svg:x="0.32cm" svg:y="0.18cm" svg:width="13.097cm" svg:height="8.64cm">
          <chartooo:coordinate-region svg:x="1.867cm" svg:y="0.379cm" svg:width="10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ute.B1:route.B10" chart:class="chart:scatter">
            <chart:domain table:cell-range-address="route.A1:route.A10"/>
            <chart:data-point chart:repeated="10"/>
          </chart:series>
          <chart:series chart:style-name="ch7" chart:values-cell-range-address="route.F13:route.F32" loext:label-string="seq3" chart:class="chart:scatter">
            <chart:domain table:cell-range-address="route.E13:route.E32"/>
            <chart:data-point chart:repeated="20"/>
          </chart:series>
          <chart:series chart:style-name="ch8" chart:values-cell-range-address="route.D13:route.D32" loext:label-string="seq2" chart:class="chart:scatter">
            <chart:domain table:cell-range-address="route.C13:route.C32"/>
            <chart:data-point chart:repeated="20"/>
          </chart:series>
          <chart:series chart:style-name="ch9" chart:values-cell-range-address="route.B13:route.B22" loext:label-string="seq1" chart:class="chart:scatter">
            <chart:domain table:cell-range-address="route.A13:route.A2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seq3</text:p>
              </table:table-cell>
              <table:table-cell office:value-type="string">
                <text:p>Column C</text:p>
              </table:table-cell>
              <table:table-cell office:value-type="string">
                <text:p>seq2</text:p>
              </table:table-cell>
              <table:table-cell office:value-type="string">
                <text:p>Column A</text:p>
              </table:table-cell>
              <table:table-cell office:value-type="string">
                <text:p>seq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8003.068683343">
                <text:p>368003.068683343</text:p>
                <draw:g>
                  <svg:desc>route.A1:route.A10</svg:desc>
                </draw:g>
              </table:table-cell>
              <table:table-cell office:value-type="float" office:value="3955750.01875412">
                <text:p>3955750.01875412</text:p>
                <draw:g>
                  <svg:desc>route.B1:route.B10</svg:desc>
                </draw:g>
              </table:table-cell>
              <table:table-cell office:value-type="float" office:value="368002.754313">
                <text:p>368002.754313</text:p>
                <draw:g>
                  <svg:desc>route.E13:route.E32</svg:desc>
                </draw:g>
              </table:table-cell>
              <table:table-cell office:value-type="float" office:value="3955746.12532">
                <text:p>3955746.12532</text:p>
                <draw:g>
                  <svg:desc>route.F13:route.F32</svg:desc>
                </draw:g>
              </table:table-cell>
              <table:table-cell office:value-type="float" office:value="368003.154199">
                <text:p>368003.154199</text:p>
                <draw:g>
                  <svg:desc>route.C13:route.C32</svg:desc>
                </draw:g>
              </table:table-cell>
              <table:table-cell office:value-type="float" office:value="3955746.13428">
                <text:p>3955746.13428</text:p>
                <draw:g>
                  <svg:desc>route.D13:route.D32</svg:desc>
                </draw:g>
              </table:table-cell>
              <table:table-cell office:value-type="float" office:value="368003.068693">
                <text:p>368003.068693</text:p>
                <draw:g>
                  <svg:desc>route.A13:route.A22</svg:desc>
                </draw:g>
              </table:table-cell>
              <table:table-cell office:value-type="float" office:value="3955750.01875">
                <text:p>3955750.01875</text:p>
                <draw:g>
                  <svg:desc>route.B13:route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003.154199262">
                <text:p>368003.154199262</text:p>
              </table:table-cell>
              <table:table-cell office:value-type="float" office:value="3955746.13412098">
                <text:p>3955746.13412098</text:p>
              </table:table-cell>
              <table:table-cell office:value-type="float" office:value="368002.753829">
                <text:p>368002.753829</text:p>
              </table:table-cell>
              <table:table-cell office:value-type="float" office:value="3955746.14733">
                <text:p>3955746.14733</text:p>
              </table:table-cell>
              <table:table-cell office:value-type="float" office:value="368003.132185">
                <text:p>368003.132185</text:p>
              </table:table-cell>
              <table:table-cell office:value-type="float" office:value="3955746.13379">
                <text:p>3955746.13379</text:p>
              </table:table-cell>
              <table:table-cell office:value-type="float" office:value="368003.069177">
                <text:p>368003.069177</text:p>
              </table:table-cell>
              <table:table-cell office:value-type="float" office:value="3955749.99674">
                <text:p>3955749.99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002.754296149">
                <text:p>368002.754296149</text:p>
              </table:table-cell>
              <table:table-cell office:value-type="float" office:value="3955746.12531755">
                <text:p>3955746.12531755</text:p>
              </table:table-cell>
              <table:table-cell office:value-type="float" office:value="368002.753344">
                <text:p>368002.753344</text:p>
              </table:table-cell>
              <table:table-cell office:value-type="float" office:value="3955746.16935">
                <text:p>3955746.16935</text:p>
              </table:table-cell>
              <table:table-cell office:value-type="float" office:value="368003.110171">
                <text:p>368003.110171</text:p>
              </table:table-cell>
              <table:table-cell office:value-type="float" office:value="3955746.13331">
                <text:p>3955746.13331</text:p>
              </table:table-cell>
              <table:table-cell office:value-type="float" office:value="368003.069662">
                <text:p>368003.069662</text:p>
              </table:table-cell>
              <table:table-cell office:value-type="float" office:value="3955749.97473">
                <text:p>3955749.9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002.66878023">
                <text:p>368002.66878023</text:p>
              </table:table-cell>
              <table:table-cell office:value-type="float" office:value="3955750.00995069">
                <text:p>3955750.00995069</text:p>
              </table:table-cell>
              <table:table-cell office:value-type="float" office:value="368002.752859">
                <text:p>368002.752859</text:p>
              </table:table-cell>
              <table:table-cell office:value-type="float" office:value="3955746.19136">
                <text:p>3955746.19136</text:p>
              </table:table-cell>
              <table:table-cell office:value-type="float" office:value="368003.088158">
                <text:p>368003.088158</text:p>
              </table:table-cell>
              <table:table-cell office:value-type="float" office:value="3955746.13282">
                <text:p>3955746.13282</text:p>
              </table:table-cell>
              <table:table-cell office:value-type="float" office:value="368003.070146">
                <text:p>368003.070146</text:p>
              </table:table-cell>
              <table:table-cell office:value-type="float" office:value="3955749.95271">
                <text:p>3955749.9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002.268877118">
                <text:p>368002.268877118</text:p>
              </table:table-cell>
              <table:table-cell office:value-type="float" office:value="3955750.00114726">
                <text:p>3955750.00114726</text:p>
              </table:table-cell>
              <table:table-cell office:value-type="float" office:value="368002.752375">
                <text:p>368002.752375</text:p>
              </table:table-cell>
              <table:table-cell office:value-type="float" office:value="3955746.21337">
                <text:p>3955746.21337</text:p>
              </table:table-cell>
              <table:table-cell office:value-type="float" office:value="368003.066144">
                <text:p>368003.066144</text:p>
              </table:table-cell>
              <table:table-cell office:value-type="float" office:value="3955746.13234">
                <text:p>3955746.13234</text:p>
              </table:table-cell>
              <table:table-cell office:value-type="float" office:value="368003.070631">
                <text:p>368003.070631</text:p>
              </table:table-cell>
              <table:table-cell office:value-type="float" office:value="3955749.9307">
                <text:p>3955749.9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002.354393037">
                <text:p>368002.354393037</text:p>
              </table:table-cell>
              <table:table-cell office:value-type="float" office:value="3955746.11651413">
                <text:p>3955746.11651413</text:p>
              </table:table-cell>
              <table:table-cell office:value-type="float" office:value="368002.75189">
                <text:p>368002.75189</text:p>
              </table:table-cell>
              <table:table-cell office:value-type="float" office:value="3955746.23539">
                <text:p>3955746.23539</text:p>
              </table:table-cell>
              <table:table-cell office:value-type="float" office:value="368003.04413">
                <text:p>368003.04413</text:p>
              </table:table-cell>
              <table:table-cell office:value-type="float" office:value="3955746.13185">
                <text:p>3955746.13185</text:p>
              </table:table-cell>
              <table:table-cell office:value-type="float" office:value="368003.071116">
                <text:p>368003.071116</text:p>
              </table:table-cell>
              <table:table-cell office:value-type="float" office:value="3955749.90868">
                <text:p>3955749.90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001.954489924">
                <text:p>368001.954489924</text:p>
              </table:table-cell>
              <table:table-cell office:value-type="float" office:value="3955746.1077107">
                <text:p>3955746.1077107</text:p>
              </table:table-cell>
              <table:table-cell office:value-type="float" office:value="368002.751405">
                <text:p>368002.751405</text:p>
              </table:table-cell>
              <table:table-cell office:value-type="float" office:value="3955746.2574">
                <text:p>3955746.2574</text:p>
              </table:table-cell>
              <table:table-cell office:value-type="float" office:value="368003.022116">
                <text:p>368003.022116</text:p>
              </table:table-cell>
              <table:table-cell office:value-type="float" office:value="3955746.13137">
                <text:p>3955746.13137</text:p>
              </table:table-cell>
              <table:table-cell office:value-type="float" office:value="368003.0716">
                <text:p>368003.0716</text:p>
              </table:table-cell>
              <table:table-cell office:value-type="float" office:value="3955749.88667">
                <text:p>3955749.88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001.868974005">
                <text:p>368001.868974005</text:p>
              </table:table-cell>
              <table:table-cell office:value-type="float" office:value="3955749.99234384">
                <text:p>3955749.99234384</text:p>
              </table:table-cell>
              <table:table-cell office:value-type="float" office:value="368002.750921">
                <text:p>368002.750921</text:p>
              </table:table-cell>
              <table:table-cell office:value-type="float" office:value="3955746.27941">
                <text:p>3955746.27941</text:p>
              </table:table-cell>
              <table:table-cell office:value-type="float" office:value="368003.000102">
                <text:p>368003.000102</text:p>
              </table:table-cell>
              <table:table-cell office:value-type="float" office:value="3955746.13089">
                <text:p>3955746.13089</text:p>
              </table:table-cell>
              <table:table-cell office:value-type="float" office:value="368003.072085">
                <text:p>368003.072085</text:p>
              </table:table-cell>
              <table:table-cell office:value-type="float" office:value="3955749.86466">
                <text:p>3955749.86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001.469070892">
                <text:p>368001.469070892</text:p>
              </table:table-cell>
              <table:table-cell office:value-type="float" office:value="3955749.98354041">
                <text:p>3955749.98354041</text:p>
              </table:table-cell>
              <table:table-cell office:value-type="float" office:value="368002.750436">
                <text:p>368002.750436</text:p>
              </table:table-cell>
              <table:table-cell office:value-type="float" office:value="3955746.30143">
                <text:p>3955746.30143</text:p>
              </table:table-cell>
              <table:table-cell office:value-type="float" office:value="368002.978088">
                <text:p>368002.978088</text:p>
              </table:table-cell>
              <table:table-cell office:value-type="float" office:value="3955746.1304">
                <text:p>3955746.1304</text:p>
              </table:table-cell>
              <table:table-cell office:value-type="float" office:value="368003.072569">
                <text:p>368003.072569</text:p>
              </table:table-cell>
              <table:table-cell office:value-type="float" office:value="3955749.84264">
                <text:p>3955749.8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001.554586811">
                <text:p>368001.554586811</text:p>
              </table:table-cell>
              <table:table-cell office:value-type="float" office:value="3955746.09890727">
                <text:p>3955746.09890727</text:p>
              </table:table-cell>
              <table:table-cell office:value-type="float" office:value="368002.749952">
                <text:p>368002.749952</text:p>
              </table:table-cell>
              <table:table-cell office:value-type="float" office:value="3955746.32344">
                <text:p>3955746.32344</text:p>
              </table:table-cell>
              <table:table-cell office:value-type="float" office:value="368002.956074">
                <text:p>368002.956074</text:p>
              </table:table-cell>
              <table:table-cell office:value-type="float" office:value="3955746.12992">
                <text:p>3955746.12992</text:p>
              </table:table-cell>
              <table:table-cell office:value-type="float" office:value="368003.073054">
                <text:p>368003.073054</text:p>
              </table:table-cell>
              <table:table-cell office:value-type="float" office:value="3955749.82063">
                <text:p>3955749.82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9467">
                <text:p>368002.749467</text:p>
              </table:table-cell>
              <table:table-cell office:value-type="float" office:value="3955746.34546">
                <text:p>3955746.34546</text:p>
              </table:table-cell>
              <table:table-cell office:value-type="float" office:value="368002.93406">
                <text:p>368002.93406</text:p>
              </table:table-cell>
              <table:table-cell office:value-type="float" office:value="3955746.12943">
                <text:p>3955746.1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8982">
                <text:p>368002.748982</text:p>
              </table:table-cell>
              <table:table-cell office:value-type="float" office:value="3955746.36747">
                <text:p>3955746.36747</text:p>
              </table:table-cell>
              <table:table-cell office:value-type="float" office:value="368002.912046">
                <text:p>368002.912046</text:p>
              </table:table-cell>
              <table:table-cell office:value-type="float" office:value="3955746.12895">
                <text:p>3955746.1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8498">
                <text:p>368002.748498</text:p>
              </table:table-cell>
              <table:table-cell office:value-type="float" office:value="3955746.38948">
                <text:p>3955746.38948</text:p>
              </table:table-cell>
              <table:table-cell office:value-type="float" office:value="368002.890032">
                <text:p>368002.890032</text:p>
              </table:table-cell>
              <table:table-cell office:value-type="float" office:value="3955746.12846">
                <text:p>3955746.1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8013">
                <text:p>368002.748013</text:p>
              </table:table-cell>
              <table:table-cell office:value-type="float" office:value="3955746.4115">
                <text:p>3955746.4115</text:p>
              </table:table-cell>
              <table:table-cell office:value-type="float" office:value="368002.868019">
                <text:p>368002.868019</text:p>
              </table:table-cell>
              <table:table-cell office:value-type="float" office:value="3955746.12798">
                <text:p>3955746.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7529">
                <text:p>368002.747529</text:p>
              </table:table-cell>
              <table:table-cell office:value-type="float" office:value="3955746.43351">
                <text:p>3955746.43351</text:p>
              </table:table-cell>
              <table:table-cell office:value-type="float" office:value="368002.846005">
                <text:p>368002.846005</text:p>
              </table:table-cell>
              <table:table-cell office:value-type="float" office:value="3955746.12749">
                <text:p>3955746.1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7044">
                <text:p>368002.747044</text:p>
              </table:table-cell>
              <table:table-cell office:value-type="float" office:value="3955746.45553">
                <text:p>3955746.45553</text:p>
              </table:table-cell>
              <table:table-cell office:value-type="float" office:value="368002.823991">
                <text:p>368002.823991</text:p>
              </table:table-cell>
              <table:table-cell office:value-type="float" office:value="3955746.12701">
                <text:p>3955746.1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6559">
                <text:p>368002.746559</text:p>
              </table:table-cell>
              <table:table-cell office:value-type="float" office:value="3955746.47754">
                <text:p>3955746.47754</text:p>
              </table:table-cell>
              <table:table-cell office:value-type="float" office:value="368002.801977">
                <text:p>368002.801977</text:p>
              </table:table-cell>
              <table:table-cell office:value-type="float" office:value="3955746.12652">
                <text:p>3955746.1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6075">
                <text:p>368002.746075</text:p>
              </table:table-cell>
              <table:table-cell office:value-type="float" office:value="3955746.49955">
                <text:p>3955746.49955</text:p>
              </table:table-cell>
              <table:table-cell office:value-type="float" office:value="368002.779963">
                <text:p>368002.779963</text:p>
              </table:table-cell>
              <table:table-cell office:value-type="float" office:value="3955746.12604">
                <text:p>3955746.1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559">
                <text:p>368002.74559</text:p>
              </table:table-cell>
              <table:table-cell office:value-type="float" office:value="3955746.52157">
                <text:p>3955746.52157</text:p>
              </table:table-cell>
              <table:table-cell office:value-type="float" office:value="368002.757949">
                <text:p>368002.757949</text:p>
              </table:table-cell>
              <table:table-cell office:value-type="float" office:value="3955746.12555">
                <text:p>3955746.1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002.745106">
                <text:p>368002.745106</text:p>
              </table:table-cell>
              <table:table-cell office:value-type="float" office:value="3955746.54358">
                <text:p>3955746.54358</text:p>
              </table:table-cell>
              <table:table-cell office:value-type="float" office:value="368002.735935">
                <text:p>368002.735935</text:p>
              </table:table-cell>
              <table:table-cell office:value-type="float" office:value="3955746.12507">
                <text:p>3955746.1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